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0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2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4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/>
    <style:style style:name="ce8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0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9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3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6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27">
            <text:p>村里數</text:p>
          </table:table-cell>
          <table:table-cell office:value-type="string" table:number-columns-spanned="1" table:number-rows-spanned="2" table:style-name="ce127">
            <text:p>鄰<text:span text:style-name="T3"><text:s text:c="2"/></text:span>數</text:p>
          </table:table-cell>
          <table:table-cell office:value-type="string" table:number-columns-spanned="1" table:number-rows-spanned="2" table:style-name="ce127">
            <text:p>戶<text:span text:style-name="T3"><text:s text:c="2"/></text:span>數</text:p>
          </table:table-cell>
          <table:table-cell office:value-type="string" table:number-columns-spanned="3" table:number-rows-spanned="1" table:style-name="ce127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46680" table:style-name="ce62">
            <text:p><text:s text:c="3"/>8,746,680</text:p>
          </table:table-cell>
          <table:table-cell office:value-type="float" office:value="23590004" table:style-name="ce62">
            <text:p><text:s text:c="3"/>23,590,004</text:p>
          </table:table-cell>
          <table:table-cell office:value-type="float" office:value="11710952" table:style-name="ce62">
            <text:p><text:s text:c="3"/>11,710,952</text:p>
          </table:table-cell>
          <table:table-cell office:value-type="float" office:value="11879052" table:style-name="ce62">
            <text:p><text:s text:c="3"/>11,879,052</text:p>
          </table:table-cell>
          <table:table-cell office:value-type="float" office:value="98.58" table:style-name="ce63">
            <text:p>98.58</text:p>
          </table:table-cell>
          <table:table-cell office:value-type="float" office:value="651.71" table:style-name="ce63">
            <text:p>651.71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54384" table:style-name="ce62">
            <text:p><text:s text:c="3"/>8,754,384</text:p>
          </table:table-cell>
          <table:table-cell office:value-type="float" office:value="23589192" table:style-name="ce62">
            <text:p><text:s text:c="3"/>23,589,192</text:p>
          </table:table-cell>
          <table:table-cell office:value-type="float" office:value="11709344" table:style-name="ce62">
            <text:p><text:s text:c="3"/>11,709,344</text:p>
          </table:table-cell>
          <table:table-cell office:value-type="float" office:value="11879848" table:style-name="ce62">
            <text:p><text:s text:c="3"/>11,879,848</text:p>
          </table:table-cell>
          <table:table-cell office:value-type="float" office:value="98.56" table:style-name="ce63">
            <text:p>98.56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3.3626396721426324E-2" table:style-name="ce67">
            <text:p>0.03</text:p>
          </table:table-cell>
          <table:table-cell office:value-type="float" office:value="1.0804328042182862" table:style-name="ce66">
            <text:p>1.08</text:p>
          </table:table-cell>
          <table:table-cell office:value-type="float" office:value="4.6201772581301807E-2" table:style-name="ce66">
            <text:p>0.05</text:p>
          </table:table-cell>
          <table:table-cell office:value-type="float" office:value="-8.2230718732345595E-2" table:style-name="ce66">
            <text:p><text:s text:c="3"/>－0.08</text:p>
          </table:table-cell>
          <table:table-cell office:value-type="float" office:value="0.17281682073620017" table:style-name="ce66">
            <text:p>0.17</text:p>
          </table:table-cell>
          <table:table-cell office:value-type="float" office:value="-0.25360113613308988" table:style-name="ce67">
            <text:p>－ <text:s text:c="2"/>0.25</text:p>
          </table:table-cell>
          <table:table-cell office:value-type="float" office:value="4.6032744625670086E-2" table:style-name="ce66">
            <text:p>0.05</text:p>
          </table:table-cell>
          <table:table-cell office:value-type="float" office:value="-1.1111111111111203" table:style-name="ce68">
            <text:p>－ <text:s text:c="2"/>1.11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69">
            <text:p>較本年上月</text:p>
            <text:p>増減 (%)</text:p>
          </table:table-cell>
          <table:table-cell office:value-type="float" office:value="0" table:style-name="ce70">
            <text:p>－</text:p>
          </table:table-cell>
          <table:table-cell office:value-type="float" office:value="0" table:style-name="ce70">
            <text:p>－</text:p>
          </table:table-cell>
          <table:table-cell office:value-type="float" office:value="0" table:style-name="ce70">
            <text:p>－</text:p>
          </table:table-cell>
          <table:table-cell office:value-type="float" office:value="-7.0030953681527233E-4" table:style-name="ce71">
            <text:p><text:s text:c="4"/>－0.00</text:p>
          </table:table-cell>
          <table:table-cell office:value-type="float" office:value="6.6789047230076781E-2" table:style-name="ce70">
            <text:p>0.07</text:p>
          </table:table-cell>
          <table:table-cell office:value-type="float" office:value="-1.4243188677978323E-2" table:style-name="ce72">
            <text:p>－ <text:s text:c="2"/>0.01</text:p>
          </table:table-cell>
          <table:table-cell office:value-type="float" office:value="-2.5511973881753622E-2" table:style-name="ce73">
            <text:p><text:s text:c="3"/>－0.03</text:p>
          </table:table-cell>
          <table:table-cell office:value-type="float" office:value="-3.1596752828602658E-3" table:style-name="ce70">
            <text:p><text:s text:c="3"/>－0.00</text:p>
          </table:table-cell>
          <table:table-cell office:value-type="float" office:value="-3.0500203334690057E-2" table:style-name="ce74">
            <text:p>－ <text:s text:c="2"/>0.03</text:p>
          </table:table-cell>
          <table:table-cell office:value-type="float" office:value="-1.3801564177278304E-2" table:style-name="ce70">
            <text:p><text:s text:c="3"/>－0.01</text:p>
          </table:table-cell>
          <table:table-cell office:value-type="float" office:value="0" table:style-name="ce75">
            <text:p>－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76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79"/>
          <table:table-cell office:value-type="string" table:style-name="ce80">
            <text:p>內政部戶政司<text:span text:style-name="T3"><text:s/></text:span>民國<text:span text:style-name="T3">109</text:span>年3月9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57"/>
          <table:table-cell table:style-name="ce81"/>
          <table:table-cell table:number-columns-repeated="16372" table:style-name="ce17"/>
        </table:table-row>
        <table:table-row table:style-name="ro6">
          <table:table-cell office:value-type="string" table:style-name="ce82">
            <text:p><text:s text:c="12"/>3.96年12月，原金門縣烏坵鄉面積因重測修正為1.2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4.96年12月起，我國土地面積增列東沙群島東沙島(2.38平方公里)及南沙群島太平島(0.4896平方公里)，由高雄市代管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4"/>；其設籍人口列於高雄市統計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5.98年2月，嘉義縣布袋鎮填海造地致面積增加1.9617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6.高雄市小港區土地面積100年9月因配合高雄港洲際貨櫃中心第一期工程計畫填築用地擴大為41.2061平方公里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8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89"/>
          <table:table-cell table:number-columns-repeated="16381" table:style-name="ce17"/>
        </table:table-row>
        <table:table-row table:style-name="ro6">
          <table:table-cell office:value-type="string" table:style-name="ce82">
            <text:p>　　 <text:s text:c="4"/>7.104年12月南沙太平島交通基礎整建工程竣工，增加面積0.0149平方公里。</text:p>
          </table:table-cell>
          <table:table-cell table:number-columns-repeated="2" table:style-name="ce89"/>
          <table:table-cell table:number-columns-repeated="16381" table:style-name="ce17"/>
        </table:table-row>
        <table:table-row table:number-rows-repeated="2" table:style-name="ro10">
          <table:table-cell table:style-name="ce76"/>
          <table:table-cell table:style-name="ce77"/>
          <table:table-cell table:number-columns-repeated="6" table:style-name="ce78"/>
          <table:table-cell table:style-name="ce17"/>
          <table:table-cell table:style-name="ce52"/>
          <table:table-cell table:style-name="ce57"/>
          <table:table-cell table:style-name="ce81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89"/>
        <table:table-column table:style-name="co3" table:default-cell-style-name="ce89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0"/>
          <table:table-cell office:value-type="string" table:style-name="ce91">
            <text:p><text:s text:c="4"/>中 華 民 國 109 年 2 月 底</text:p>
          </table:table-cell>
          <table:table-cell table:number-columns-repeated="4" table:style-name="ce90"/>
          <table:table-cell office:value-type="string" table:style-name="ce7">
            <text:p><text:s text:c="10"/>單位：平方公里；個；戶；人</text:p>
          </table:table-cell>
          <table:table-cell table:style-name="ce90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6">
            <text:p>區<text:span text:style-name="T3"><text:s text:c="2"/></text:span>域<text:span text:style-name="T3"><text:s text:c="2"/></text:span>別</text:p>
          </table:table-cell>
          <table:table-cell office:value-type="string" table:style-name="ce9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3">
            <text:p>鄉鎮</text:p>
          </table:table-cell>
          <table:table-cell office:value-type="string" table:number-columns-spanned="1" table:number-rows-spanned="2" table:style-name="ce127">
            <text:p>村里數</text:p>
          </table:table-cell>
          <table:table-cell office:value-type="string" table:number-columns-spanned="1" table:number-rows-spanned="2" table:style-name="ce127">
            <text:p>鄰<text:span text:style-name="T3"><text:s text:c="2"/></text:span>數</text:p>
          </table:table-cell>
          <table:table-cell office:value-type="string" table:number-columns-spanned="1" table:number-rows-spanned="2" table:style-name="ce127">
            <text:p>戶<text:span text:style-name="T3"><text:s text:c="2"/></text:span>數</text:p>
          </table:table-cell>
          <table:table-cell office:value-type="string" table:number-columns-spanned="3" table:number-rows-spanned="1" table:style-name="ce127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4">
            <text:p>( 平方公里 )</text:p>
          </table:table-cell>
          <table:table-cell office:value-type="string" table:style-name="ce95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6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7">
            <text:p>總 <text:s text:c="4"/>計</text:p>
          </table:table-cell>
          <table:table-cell office:value-type="float" office:value="36197.066899999998" table:style-name="ce98">
            <text:p>36,197.0669</text:p>
          </table:table-cell>
          <table:table-cell office:value-type="float" office:value="368" table:style-name="ce99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3" table:style-name="ce54">
            <text:p><text:s text:c="3"/>142,793</text:p>
          </table:table-cell>
          <table:table-cell office:value-type="float" office:value="8841182" table:style-name="ce54">
            <text:p><text:s text:c="3"/>8,841,182</text:p>
          </table:table-cell>
          <table:table-cell office:value-type="float" office:value="23600903" table:style-name="ce54">
            <text:p><text:s text:c="3"/>23,600,903</text:p>
          </table:table-cell>
          <table:table-cell office:value-type="float" office:value="11701322" table:style-name="ce54">
            <text:p><text:s text:c="3"/>11,701,322</text:p>
          </table:table-cell>
          <table:table-cell office:value-type="float" office:value="11899581" table:style-name="ce54">
            <text:p><text:s text:c="3"/>11,899,581</text:p>
          </table:table-cell>
          <table:table-cell office:value-type="float" office:value="98.33" table:style-name="ce55">
            <text:p>98.33</text:p>
          </table:table-cell>
          <table:table-cell office:value-type="float" office:value="652.01" table:style-name="ce55">
            <text:p>652.01</text:p>
          </table:table-cell>
          <table:table-cell office:value-type="float" office:value="2.67" table:style-name="ce56">
            <text:p>2.67</text:p>
          </table:table-cell>
          <table:table-cell table:style-name="ce87"/>
          <table:table-cell table:style-name="ce100"/>
          <table:table-cell table:style-name="ce101"/>
          <table:table-cell table:style-name="ce102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新北市</text:p>
          </table:table-cell>
          <table:table-cell office:value-type="float" office:value="2052.5666999999999" table:style-name="ce103">
            <text:p>2,052.5667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51" table:style-name="ce54">
            <text:p><text:s text:c="3"/>22,151</text:p>
          </table:table-cell>
          <table:table-cell office:value-type="float" office:value="1586505" table:style-name="ce54">
            <text:p><text:s text:c="3"/>1,586,505</text:p>
          </table:table-cell>
          <table:table-cell office:value-type="float" office:value="4022450" table:style-name="ce54">
            <text:p><text:s text:c="3"/>4,022,450</text:p>
          </table:table-cell>
          <table:table-cell office:value-type="float" office:value="1965056" table:style-name="ce54">
            <text:p><text:s text:c="3"/>1,965,056</text:p>
          </table:table-cell>
          <table:table-cell office:value-type="float" office:value="2057394" table:style-name="ce54">
            <text:p><text:s text:c="3"/>2,057,394</text:p>
          </table:table-cell>
          <table:table-cell office:value-type="float" office:value="95.51" table:style-name="ce55">
            <text:p>95.51</text:p>
          </table:table-cell>
          <table:table-cell office:value-type="float" office:value="1959.72" table:style-name="ce55">
            <text:p>1,959.72</text:p>
          </table:table-cell>
          <table:table-cell office:value-type="float" office:value="2.54" table:style-name="ce56">
            <text:p>2.54</text:p>
          </table:table-cell>
          <table:table-cell table:style-name="ce87"/>
          <table:table-cell table:style-name="ce105"/>
          <table:table-cell table:style-name="ce101"/>
          <table:table-cell table:style-name="ce102"/>
          <table:table-cell table:style-name="ce87"/>
          <table:table-cell table:number-columns-repeated="16367"/>
        </table:table-row>
        <table:table-row table:style-name="ro14">
          <table:table-cell office:value-type="string" table:style-name="ce106">
            <text:p>臺北市</text:p>
          </table:table-cell>
          <table:table-cell office:value-type="float" office:value="271.79969999999997" table:style-name="ce103">
            <text:p>271.7997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7" table:style-name="ce54">
            <text:p><text:s text:c="3"/>9,567</text:p>
          </table:table-cell>
          <table:table-cell office:value-type="float" office:value="1059903" table:style-name="ce54">
            <text:p><text:s text:c="3"/>1,059,903</text:p>
          </table:table-cell>
          <table:table-cell office:value-type="float" office:value="2639084" table:style-name="ce54">
            <text:p><text:s text:c="3"/>2,639,084</text:p>
          </table:table-cell>
          <table:table-cell office:value-type="float" office:value="1256806" table:style-name="ce54">
            <text:p><text:s text:c="3"/>1,256,806</text:p>
          </table:table-cell>
          <table:table-cell office:value-type="float" office:value="1382278" table:style-name="ce54">
            <text:p><text:s text:c="3"/>1,382,278</text:p>
          </table:table-cell>
          <table:table-cell office:value-type="float" office:value="90.92" table:style-name="ce55">
            <text:p>90.92</text:p>
          </table:table-cell>
          <table:table-cell office:value-type="float" office:value="9709.66" table:style-name="ce55">
            <text:p>9,709.66</text:p>
          </table:table-cell>
          <table:table-cell office:value-type="float" office:value="2.4900000000000002" table:style-name="ce56">
            <text:p>2.49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桃園市</text:p>
          </table:table-cell>
          <table:table-cell office:value-type="float" office:value="1220.954" table:style-name="ce103">
            <text:p>1,220.9540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7" table:style-name="ce54">
            <text:p><text:s text:c="3"/>11,857</text:p>
          </table:table-cell>
          <table:table-cell office:value-type="float" office:value="828269" table:style-name="ce54">
            <text:p><text:s text:c="3"/>828,269</text:p>
          </table:table-cell>
          <table:table-cell office:value-type="float" office:value="2252835" table:style-name="ce54">
            <text:p><text:s text:c="3"/>2,252,835</text:p>
          </table:table-cell>
          <table:table-cell office:value-type="float" office:value="1117715" table:style-name="ce54">
            <text:p><text:s text:c="3"/>1,117,715</text:p>
          </table:table-cell>
          <table:table-cell office:value-type="float" office:value="1135120" table:style-name="ce54">
            <text:p><text:s text:c="3"/>1,135,120</text:p>
          </table:table-cell>
          <table:table-cell office:value-type="float" office:value="98.47" table:style-name="ce55">
            <text:p>98.47</text:p>
          </table:table-cell>
          <table:table-cell office:value-type="float" office:value="1845.14" table:style-name="ce55">
            <text:p>1,845.14</text:p>
          </table:table-cell>
          <table:table-cell office:value-type="float" office:value="2.72" table:style-name="ce56">
            <text:p>2.72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5">
          <table:table-cell office:value-type="string" table:style-name="ce97">
            <text:p>臺中市</text:p>
          </table:table-cell>
          <table:table-cell office:value-type="float" office:value="2214.8968" table:style-name="ce103">
            <text:p>2,214.8968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88326" table:style-name="ce54">
            <text:p><text:s text:c="3"/>988,326</text:p>
          </table:table-cell>
          <table:table-cell office:value-type="float" office:value="2816052" table:style-name="ce54">
            <text:p><text:s text:c="3"/>2,816,052</text:p>
          </table:table-cell>
          <table:table-cell office:value-type="float" office:value="1384268" table:style-name="ce54">
            <text:p><text:s text:c="3"/>1,384,268</text:p>
          </table:table-cell>
          <table:table-cell office:value-type="float" office:value="1431784" table:style-name="ce54">
            <text:p><text:s text:c="3"/>1,431,784</text:p>
          </table:table-cell>
          <table:table-cell office:value-type="float" office:value="96.68" table:style-name="ce55">
            <text:p>96.68</text:p>
          </table:table-cell>
          <table:table-cell office:value-type="float" office:value="1271.4100000000001" table:style-name="ce55">
            <text:p>1,271.41</text:p>
          </table:table-cell>
          <table:table-cell office:value-type="float" office:value="2.85" table:style-name="ce56">
            <text:p>2.85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4">
          <table:table-cell office:value-type="string" table:style-name="ce97">
            <text:p>臺南市</text:p>
          </table:table-cell>
          <table:table-cell office:value-type="float" office:value="2191.6531" table:style-name="ce103">
            <text:p>2,191.6531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3" table:style-name="ce54">
            <text:p><text:s text:c="3"/>9,653</text:p>
          </table:table-cell>
          <table:table-cell office:value-type="float" office:value="696737" table:style-name="ce54">
            <text:p><text:s text:c="3"/>696,737</text:p>
          </table:table-cell>
          <table:table-cell office:value-type="float" office:value="1879647" table:style-name="ce54">
            <text:p><text:s text:c="3"/>1,879,647</text:p>
          </table:table-cell>
          <table:table-cell office:value-type="float" office:value="936547" table:style-name="ce54">
            <text:p><text:s text:c="3"/>936,547</text:p>
          </table:table-cell>
          <table:table-cell office:value-type="float" office:value="943100" table:style-name="ce54">
            <text:p><text:s text:c="3"/>943,100</text:p>
          </table:table-cell>
          <table:table-cell office:value-type="float" office:value="99.31" table:style-name="ce55">
            <text:p>99.31</text:p>
          </table:table-cell>
          <table:table-cell office:value-type="float" office:value="857.64" table:style-name="ce55">
            <text:p>857.64</text:p>
          </table:table-cell>
          <table:table-cell office:value-type="float" office:value="2.7" table:style-name="ce56">
            <text:p>2.70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6">
          <table:table-cell office:value-type="string" table:style-name="ce97">
            <text:p>高雄市</text:p>
          </table:table-cell>
          <table:table-cell office:value-type="float" office:value="2951.8524000000002" table:style-name="ce103">
            <text:p>2,951.8524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0890" table:style-name="ce54">
            <text:p><text:s text:c="3"/>1,110,890</text:p>
          </table:table-cell>
          <table:table-cell office:value-type="float" office:value="2774316" table:style-name="ce54">
            <text:p><text:s text:c="3"/>2,774,316</text:p>
          </table:table-cell>
          <table:table-cell office:value-type="float" office:value="1369816" table:style-name="ce54">
            <text:p><text:s text:c="3"/>1,369,816</text:p>
          </table:table-cell>
          <table:table-cell office:value-type="float" office:value="1404500" table:style-name="ce54">
            <text:p><text:s text:c="3"/>1,404,500</text:p>
          </table:table-cell>
          <table:table-cell office:value-type="float" office:value="97.53" table:style-name="ce55">
            <text:p>97.53</text:p>
          </table:table-cell>
          <table:table-cell office:value-type="float" office:value="939.86" table:style-name="ce55">
            <text:p>939.86</text:p>
          </table:table-cell>
          <table:table-cell office:value-type="float" office:value="2.5" table:style-name="ce56">
            <text:p>2.5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5">
          <table:table-cell office:value-type="string" table:style-name="ce97">
            <text:p>臺灣省</text:p>
          </table:table-cell>
          <table:table-cell office:value-type="float" office:value="25110.003700000001" table:style-name="ce103">
            <text:p>25,110.0037</text:p>
          </table:table-cell>
          <table:table-cell office:value-type="float" office:value="200" table:style-name="ce104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5" table:style-name="ce54">
            <text:p><text:s text:c="3"/>58,825</text:p>
          </table:table-cell>
          <table:table-cell office:value-type="float" office:value="2526045" table:style-name="ce54">
            <text:p><text:s text:c="3"/>2,526,045</text:p>
          </table:table-cell>
          <table:table-cell office:value-type="float" office:value="7063379" table:style-name="ce54">
            <text:p><text:s text:c="3"/>7,063,379</text:p>
          </table:table-cell>
          <table:table-cell office:value-type="float" office:value="3593683" table:style-name="ce54">
            <text:p><text:s text:c="3"/>3,593,683</text:p>
          </table:table-cell>
          <table:table-cell office:value-type="float" office:value="3469696" table:style-name="ce54">
            <text:p><text:s text:c="3"/>3,469,696</text:p>
          </table:table-cell>
          <table:table-cell office:value-type="float" office:value="103.57" table:style-name="ce55">
            <text:p>103.57</text:p>
          </table:table-cell>
          <table:table-cell office:value-type="float" office:value="281.3" table:style-name="ce55">
            <text:p>281.30</text:p>
          </table:table-cell>
          <table:table-cell office:value-type="float" office:value="2.8" table:style-name="ce56">
            <text:p>2.8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4">
          <table:table-cell office:value-type="string" table:style-name="ce112">
            <text:p>宜蘭縣</text:p>
          </table:table-cell>
          <table:table-cell office:value-type="float" office:value="2143.6251000000002" table:style-name="ce113">
            <text:p>2,143.6251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0951" table:style-name="ce62">
            <text:p><text:s text:c="3"/>170,951</text:p>
          </table:table-cell>
          <table:table-cell office:value-type="float" office:value="454099" table:style-name="ce62">
            <text:p><text:s text:c="3"/>454,099</text:p>
          </table:table-cell>
          <table:table-cell office:value-type="float" office:value="229083" table:style-name="ce62">
            <text:p><text:s text:c="3"/>229,083</text:p>
          </table:table-cell>
          <table:table-cell office:value-type="float" office:value="225016" table:style-name="ce62">
            <text:p><text:s text:c="3"/>225,016</text:p>
          </table:table-cell>
          <table:table-cell office:value-type="float" office:value="101.81" table:style-name="ce63">
            <text:p>101.81</text:p>
          </table:table-cell>
          <table:table-cell office:value-type="float" office:value="211.84" table:style-name="ce63">
            <text:p>211.84</text:p>
          </table:table-cell>
          <table:table-cell office:value-type="float" office:value="2.66" table:style-name="ce64">
            <text:p>2.66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新竹縣</text:p>
          </table:table-cell>
          <table:table-cell office:value-type="float" office:value="1427.5369000000001" table:style-name="ce113">
            <text:p>1,427.5369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89" table:style-name="ce62">
            <text:p><text:s text:c="3"/>3,289</text:p>
          </table:table-cell>
          <table:table-cell office:value-type="float" office:value="200960" table:style-name="ce62">
            <text:p><text:s text:c="3"/>200,960</text:p>
          </table:table-cell>
          <table:table-cell office:value-type="float" office:value="564832" table:style-name="ce62">
            <text:p><text:s text:c="3"/>564,832</text:p>
          </table:table-cell>
          <table:table-cell office:value-type="float" office:value="288328" table:style-name="ce62">
            <text:p><text:s text:c="3"/>288,328</text:p>
          </table:table-cell>
          <table:table-cell office:value-type="float" office:value="276504" table:style-name="ce62">
            <text:p><text:s text:c="3"/>276,504</text:p>
          </table:table-cell>
          <table:table-cell office:value-type="float" office:value="104.28" table:style-name="ce63">
            <text:p>104.28</text:p>
          </table:table-cell>
          <table:table-cell office:value-type="float" office:value="395.67" table:style-name="ce63">
            <text:p>395.67</text:p>
          </table:table-cell>
          <table:table-cell office:value-type="float" office:value="2.81" table:style-name="ce64">
            <text:p>2.81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苗栗縣</text:p>
          </table:table-cell>
          <table:table-cell office:value-type="float" office:value="1820.3149000000001" table:style-name="ce113">
            <text:p>1,820.3149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378" table:style-name="ce62">
            <text:p><text:s text:c="3"/>191,378</text:p>
          </table:table-cell>
          <table:table-cell office:value-type="float" office:value="545158" table:style-name="ce62">
            <text:p><text:s text:c="3"/>545,158</text:p>
          </table:table-cell>
          <table:table-cell office:value-type="float" office:value="281081" table:style-name="ce62">
            <text:p><text:s text:c="3"/>281,081</text:p>
          </table:table-cell>
          <table:table-cell office:value-type="float" office:value="264077" table:style-name="ce62">
            <text:p><text:s text:c="3"/>264,077</text:p>
          </table:table-cell>
          <table:table-cell office:value-type="float" office:value="106.44" table:style-name="ce63">
            <text:p>106.44</text:p>
          </table:table-cell>
          <table:table-cell office:value-type="float" office:value="299.49" table:style-name="ce63">
            <text:p>299.49</text:p>
          </table:table-cell>
          <table:table-cell office:value-type="float" office:value="2.85" table:style-name="ce64">
            <text:p>2.85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彰化縣</text:p>
          </table:table-cell>
          <table:table-cell office:value-type="float" office:value="1074.396" table:style-name="ce113">
            <text:p>1,074.3960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3047" table:style-name="ce62">
            <text:p><text:s text:c="3"/>393,047</text:p>
          </table:table-cell>
          <table:table-cell office:value-type="float" office:value="1271761" table:style-name="ce62">
            <text:p><text:s text:c="3"/>1,271,761</text:p>
          </table:table-cell>
          <table:table-cell office:value-type="float" office:value="646755" table:style-name="ce62">
            <text:p><text:s text:c="3"/>646,755</text:p>
          </table:table-cell>
          <table:table-cell office:value-type="float" office:value="625006" table:style-name="ce62">
            <text:p><text:s text:c="3"/>625,006</text:p>
          </table:table-cell>
          <table:table-cell office:value-type="float" office:value="103.48" table:style-name="ce63">
            <text:p>103.48</text:p>
          </table:table-cell>
          <table:table-cell office:value-type="float" office:value="1183.7" table:style-name="ce63">
            <text:p>1,183.70</text:p>
          </table:table-cell>
          <table:table-cell office:value-type="float" office:value="3.24" table:style-name="ce64">
            <text:p>3.24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7">
          <table:table-cell office:value-type="string" table:style-name="ce112">
            <text:p>南投縣</text:p>
          </table:table-cell>
          <table:table-cell office:value-type="float" office:value="4106.4359999999997" table:style-name="ce113">
            <text:p>4,106.4360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3" table:style-name="ce62">
            <text:p><text:s text:c="3"/>4,273</text:p>
          </table:table-cell>
          <table:table-cell office:value-type="float" office:value="178994" table:style-name="ce62">
            <text:p><text:s text:c="3"/>178,994</text:p>
          </table:table-cell>
          <table:table-cell office:value-type="float" office:value="493743" table:style-name="ce62">
            <text:p><text:s text:c="3"/>493,743</text:p>
          </table:table-cell>
          <table:table-cell office:value-type="float" office:value="252511" table:style-name="ce62">
            <text:p><text:s text:c="3"/>252,511</text:p>
          </table:table-cell>
          <table:table-cell office:value-type="float" office:value="241232" table:style-name="ce62">
            <text:p><text:s text:c="3"/>241,232</text:p>
          </table:table-cell>
          <table:table-cell office:value-type="float" office:value="104.68" table:style-name="ce63">
            <text:p>104.68</text:p>
          </table:table-cell>
          <table:table-cell office:value-type="float" office:value="120.24" table:style-name="ce63">
            <text:p>120.24</text:p>
          </table:table-cell>
          <table:table-cell office:value-type="float" office:value="2.76" table:style-name="ce64">
            <text:p>2.76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雲林縣</text:p>
          </table:table-cell>
          <table:table-cell office:value-type="float" office:value="1290.8326" table:style-name="ce113">
            <text:p>1,290.8326</text:p>
          </table:table-cell>
          <table:table-cell office:value-type="float" office:value="20" table:style-name="ce114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5" table:style-name="ce62">
            <text:p><text:s text:c="3"/>6,465</text:p>
          </table:table-cell>
          <table:table-cell office:value-type="float" office:value="242085" table:style-name="ce62">
            <text:p><text:s text:c="3"/>242,085</text:p>
          </table:table-cell>
          <table:table-cell office:value-type="float" office:value="680448" table:style-name="ce62">
            <text:p><text:s text:c="3"/>680,448</text:p>
          </table:table-cell>
          <table:table-cell office:value-type="float" office:value="352304" table:style-name="ce62">
            <text:p><text:s text:c="3"/>352,304</text:p>
          </table:table-cell>
          <table:table-cell office:value-type="float" office:value="328144" table:style-name="ce62">
            <text:p><text:s text:c="3"/>328,144</text:p>
          </table:table-cell>
          <table:table-cell office:value-type="float" office:value="107.36" table:style-name="ce63">
            <text:p>107.36</text:p>
          </table:table-cell>
          <table:table-cell office:value-type="float" office:value="527.14" table:style-name="ce63">
            <text:p>527.14</text:p>
          </table:table-cell>
          <table:table-cell office:value-type="float" office:value="2.81" table:style-name="ce64">
            <text:p>2.81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嘉義縣</text:p>
          </table:table-cell>
          <table:table-cell office:value-type="float" office:value="1903.6367" table:style-name="ce113">
            <text:p>1,903.636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685" table:style-name="ce62">
            <text:p><text:s text:c="3"/>183,685</text:p>
          </table:table-cell>
          <table:table-cell office:value-type="float" office:value="502385" table:style-name="ce62">
            <text:p><text:s text:c="3"/>502,385</text:p>
          </table:table-cell>
          <table:table-cell office:value-type="float" office:value="260812" table:style-name="ce62">
            <text:p><text:s text:c="3"/>260,812</text:p>
          </table:table-cell>
          <table:table-cell office:value-type="float" office:value="241573" table:style-name="ce62">
            <text:p><text:s text:c="3"/>241,573</text:p>
          </table:table-cell>
          <table:table-cell office:value-type="float" office:value="107.96" table:style-name="ce63">
            <text:p>107.96</text:p>
          </table:table-cell>
          <table:table-cell office:value-type="float" office:value="263.91000000000003" table:style-name="ce63">
            <text:p>263.91</text:p>
          </table:table-cell>
          <table:table-cell office:value-type="float" office:value="2.74" table:style-name="ce64">
            <text:p>2.74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0">
          <table:table-cell office:value-type="string" table:style-name="ce112">
            <text:p>屏東縣</text:p>
          </table:table-cell>
          <table:table-cell office:value-type="float" office:value="2775.6003000000001" table:style-name="ce113">
            <text:p>2,775.6003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93" table:style-name="ce62">
            <text:p><text:s text:c="3"/>7,393</text:p>
          </table:table-cell>
          <table:table-cell office:value-type="float" office:value="289957" table:style-name="ce62">
            <text:p><text:s text:c="3"/>289,957</text:p>
          </table:table-cell>
          <table:table-cell office:value-type="float" office:value="817803" table:style-name="ce62">
            <text:p><text:s text:c="3"/>817,803</text:p>
          </table:table-cell>
          <table:table-cell office:value-type="float" office:value="417073" table:style-name="ce62">
            <text:p><text:s text:c="3"/>417,073</text:p>
          </table:table-cell>
          <table:table-cell office:value-type="float" office:value="400730" table:style-name="ce62">
            <text:p><text:s text:c="3"/>400,730</text:p>
          </table:table-cell>
          <table:table-cell office:value-type="float" office:value="104.08" table:style-name="ce63">
            <text:p>104.08</text:p>
          </table:table-cell>
          <table:table-cell office:value-type="float" office:value="294.64" table:style-name="ce63">
            <text:p>294.64</text:p>
          </table:table-cell>
          <table:table-cell office:value-type="float" office:value="2.82" table:style-name="ce64">
            <text:p>2.82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7">
          <table:table-cell office:value-type="string" table:style-name="ce112">
            <text:p>臺東縣</text:p>
          </table:table-cell>
          <table:table-cell office:value-type="float" office:value="3515.2525999999998" table:style-name="ce113">
            <text:p>3,515.2526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1" table:style-name="ce62">
            <text:p><text:s text:c="3"/>2,681</text:p>
          </table:table-cell>
          <table:table-cell office:value-type="float" office:value="83170" table:style-name="ce62">
            <text:p><text:s text:c="3"/>83,170</text:p>
          </table:table-cell>
          <table:table-cell office:value-type="float" office:value="216453" table:style-name="ce62">
            <text:p><text:s text:c="3"/>216,453</text:p>
          </table:table-cell>
          <table:table-cell office:value-type="float" office:value="111384" table:style-name="ce62">
            <text:p><text:s text:c="3"/>111,384</text:p>
          </table:table-cell>
          <table:table-cell office:value-type="float" office:value="105069" table:style-name="ce62">
            <text:p><text:s text:c="3"/>105,069</text:p>
          </table:table-cell>
          <table:table-cell office:value-type="float" office:value="106.01" table:style-name="ce63">
            <text:p>106.01</text:p>
          </table:table-cell>
          <table:table-cell office:value-type="float" office:value="61.58" table:style-name="ce63">
            <text:p>61.58</text:p>
          </table:table-cell>
          <table:table-cell office:value-type="float" office:value="2.6" table:style-name="ce64">
            <text:p>2.6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花蓮縣</text:p>
          </table:table-cell>
          <table:table-cell office:value-type="float" office:value="4628.5713999999998" table:style-name="ce113">
            <text:p>4,628.5714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703" table:style-name="ce62">
            <text:p><text:s text:c="3"/>126,703</text:p>
          </table:table-cell>
          <table:table-cell office:value-type="float" office:value="325857" table:style-name="ce62">
            <text:p><text:s text:c="3"/>325,857</text:p>
          </table:table-cell>
          <table:table-cell office:value-type="float" office:value="164817" table:style-name="ce62">
            <text:p><text:s text:c="3"/>164,817</text:p>
          </table:table-cell>
          <table:table-cell office:value-type="float" office:value="161040" table:style-name="ce62">
            <text:p><text:s text:c="3"/>161,040</text:p>
          </table:table-cell>
          <table:table-cell office:value-type="float" office:value="102.35" table:style-name="ce63">
            <text:p>102.35</text:p>
          </table:table-cell>
          <table:table-cell office:value-type="float" office:value="70.400000000000006" table:style-name="ce63">
            <text:p>70.40</text:p>
          </table:table-cell>
          <table:table-cell office:value-type="float" office:value="2.57" table:style-name="ce64">
            <text:p>2.57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澎湖縣</text:p>
          </table:table-cell>
          <table:table-cell office:value-type="float" office:value="126.86409999999999" table:style-name="ce113">
            <text:p>126.864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7" table:style-name="ce62">
            <text:p><text:s text:c="3"/>1,397</text:p>
          </table:table-cell>
          <table:table-cell office:value-type="float" office:value="41503" table:style-name="ce62">
            <text:p><text:s text:c="3"/>41,503</text:p>
          </table:table-cell>
          <table:table-cell office:value-type="float" office:value="105121" table:style-name="ce62">
            <text:p><text:s text:c="3"/>105,121</text:p>
          </table:table-cell>
          <table:table-cell office:value-type="float" office:value="54211" table:style-name="ce62">
            <text:p><text:s text:c="3"/>54,211</text:p>
          </table:table-cell>
          <table:table-cell office:value-type="float" office:value="50910" table:style-name="ce62">
            <text:p><text:s text:c="3"/>50,910</text:p>
          </table:table-cell>
          <table:table-cell office:value-type="float" office:value="106.48" table:style-name="ce63">
            <text:p>106.48</text:p>
          </table:table-cell>
          <table:table-cell office:value-type="float" office:value="828.61" table:style-name="ce63">
            <text:p>828.61</text:p>
          </table:table-cell>
          <table:table-cell office:value-type="float" office:value="2.5299999999999998" table:style-name="ce64">
            <text:p>2.53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1">
          <table:table-cell office:value-type="string" table:style-name="ce112">
            <text:p>基隆市</text:p>
          </table:table-cell>
          <table:table-cell office:value-type="float" office:value="132.75890000000001" table:style-name="ce113">
            <text:p>132.758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573" table:style-name="ce62">
            <text:p><text:s text:c="3"/>154,573</text:p>
          </table:table-cell>
          <table:table-cell office:value-type="float" office:value="368870" table:style-name="ce62">
            <text:p><text:s text:c="3"/>368,870</text:p>
          </table:table-cell>
          <table:table-cell office:value-type="float" office:value="184126" table:style-name="ce62">
            <text:p><text:s text:c="3"/>184,126</text:p>
          </table:table-cell>
          <table:table-cell office:value-type="float" office:value="184744" table:style-name="ce62">
            <text:p><text:s text:c="3"/>184,744</text:p>
          </table:table-cell>
          <table:table-cell office:value-type="float" office:value="99.67" table:style-name="ce63">
            <text:p>99.67</text:p>
          </table:table-cell>
          <table:table-cell office:value-type="float" office:value="2778.5" table:style-name="ce63">
            <text:p>2,778.50</text:p>
          </table:table-cell>
          <table:table-cell office:value-type="float" office:value="2.39" table:style-name="ce64">
            <text:p>2.39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新竹市</text:p>
          </table:table-cell>
          <table:table-cell office:value-type="float" office:value="104.15260000000001" table:style-name="ce113">
            <text:p>104.152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365" table:style-name="ce62">
            <text:p><text:s text:c="3"/>168,365</text:p>
          </table:table-cell>
          <table:table-cell office:value-type="float" office:value="449251" table:style-name="ce62">
            <text:p><text:s text:c="3"/>449,251</text:p>
          </table:table-cell>
          <table:table-cell office:value-type="float" office:value="221528" table:style-name="ce62">
            <text:p><text:s text:c="3"/>221,528</text:p>
          </table:table-cell>
          <table:table-cell office:value-type="float" office:value="227723" table:style-name="ce62">
            <text:p><text:s text:c="3"/>227,723</text:p>
          </table:table-cell>
          <table:table-cell office:value-type="float" office:value="97.28" table:style-name="ce63">
            <text:p>97.28</text:p>
          </table:table-cell>
          <table:table-cell office:value-type="float" office:value="4313.3900000000003" table:style-name="ce63">
            <text:p>4,313.39</text:p>
          </table:table-cell>
          <table:table-cell office:value-type="float" office:value="2.67" table:style-name="ce64">
            <text:p>2.67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嘉義市</text:p>
          </table:table-cell>
          <table:table-cell office:value-type="float" office:value="60.025599999999997" table:style-name="ce113">
            <text:p>60.025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3" table:style-name="ce62">
            <text:p><text:s text:c="3"/>1,403</text:p>
          </table:table-cell>
          <table:table-cell office:value-type="float" office:value="100674" table:style-name="ce62">
            <text:p><text:s text:c="3"/>100,674</text:p>
          </table:table-cell>
          <table:table-cell office:value-type="float" office:value="267598" table:style-name="ce62">
            <text:p><text:s text:c="3"/>267,598</text:p>
          </table:table-cell>
          <table:table-cell office:value-type="float" office:value="129670" table:style-name="ce62">
            <text:p><text:s text:c="3"/>129,670</text:p>
          </table:table-cell>
          <table:table-cell office:value-type="float" office:value="137928" table:style-name="ce62">
            <text:p><text:s text:c="3"/>137,928</text:p>
          </table:table-cell>
          <table:table-cell office:value-type="float" office:value="94.01" table:style-name="ce63">
            <text:p>94.01</text:p>
          </table:table-cell>
          <table:table-cell office:value-type="float" office:value="4458.0600000000004" table:style-name="ce63">
            <text:p>4,458.06</text:p>
          </table:table-cell>
          <table:table-cell office:value-type="float" office:value="2.66" table:style-name="ce64">
            <text:p>2.66</text:p>
          </table:table-cell>
          <table:table-cell table:style-name="ce87"/>
          <table:table-cell table:style-name="ce100"/>
          <table:table-cell table:style-name="ce107"/>
          <table:table-cell table:style-name="ce108"/>
          <table:table-cell table:style-name="ce87"/>
          <table:table-cell table:number-columns-repeated="16367"/>
        </table:table-row>
        <table:table-row table:style-name="ro16">
          <table:table-cell office:value-type="string" table:style-name="ce97">
            <text:p>福建省</text:p>
          </table:table-cell>
          <table:table-cell office:value-type="float" office:value="180.45600000000002" table:style-name="ce103">
            <text:p>180.456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507" table:style-name="ce54">
            <text:p><text:s text:c="3"/>44,507</text:p>
          </table:table-cell>
          <table:table-cell office:value-type="float" office:value="153140" table:style-name="ce54">
            <text:p><text:s text:c="3"/>153,140</text:p>
          </table:table-cell>
          <table:table-cell office:value-type="float" office:value="77431" table:style-name="ce54">
            <text:p><text:s text:c="3"/>77,431</text:p>
          </table:table-cell>
          <table:table-cell office:value-type="float" office:value="75709" table:style-name="ce54">
            <text:p><text:s text:c="3"/>75,709</text:p>
          </table:table-cell>
          <table:table-cell office:value-type="float" office:value="102.27" table:style-name="ce55">
            <text:p>102.27</text:p>
          </table:table-cell>
          <table:table-cell office:value-type="float" office:value="848.63" table:style-name="ce55">
            <text:p>848.63</text:p>
          </table:table-cell>
          <table:table-cell office:value-type="float" office:value="3.44" table:style-name="ce56">
            <text:p>3.44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金門縣</text:p>
          </table:table-cell>
          <table:table-cell office:value-type="float" office:value="151.65600000000001" table:style-name="ce113">
            <text:p>151.6560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248" table:style-name="ce62">
            <text:p><text:s text:c="3"/>41,248</text:p>
          </table:table-cell>
          <table:table-cell office:value-type="float" office:value="140081" table:style-name="ce62">
            <text:p><text:s text:c="3"/>140,081</text:p>
          </table:table-cell>
          <table:table-cell office:value-type="float" office:value="69948" table:style-name="ce62">
            <text:p><text:s text:c="3"/>69,948</text:p>
          </table:table-cell>
          <table:table-cell office:value-type="float" office:value="70133" table:style-name="ce62">
            <text:p><text:s text:c="3"/>70,133</text:p>
          </table:table-cell>
          <table:table-cell office:value-type="float" office:value="99.74" table:style-name="ce63">
            <text:p>99.74</text:p>
          </table:table-cell>
          <table:table-cell office:value-type="float" office:value="923.68" table:style-name="ce63">
            <text:p>923.68</text:p>
          </table:table-cell>
          <table:table-cell office:value-type="float" office:value="3.4" table:style-name="ce64">
            <text:p>3.40</text:p>
          </table:table-cell>
          <table:table-cell table:style-name="ce87"/>
          <table:table-cell table:style-name="ce109"/>
          <table:table-cell table:style-name="ce110"/>
          <table:table-cell table:style-name="ce111"/>
          <table:table-cell table:style-name="ce87"/>
          <table:table-cell table:number-columns-repeated="16367"/>
        </table:table-row>
        <table:table-row table:style-name="ro5">
          <table:table-cell office:value-type="string" table:style-name="ce112">
            <text:p>連江縣</text:p>
          </table:table-cell>
          <table:table-cell office:value-type="float" office:value="28.8" table:style-name="ce113">
            <text:p>28.800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59" table:style-name="ce62">
            <text:p><text:s text:c="3"/>3,259</text:p>
          </table:table-cell>
          <table:table-cell office:value-type="float" office:value="13059" table:style-name="ce62">
            <text:p><text:s text:c="3"/>13,059</text:p>
          </table:table-cell>
          <table:table-cell office:value-type="float" office:value="7483" table:style-name="ce62">
            <text:p><text:s text:c="3"/>7,483</text:p>
          </table:table-cell>
          <table:table-cell office:value-type="float" office:value="5576" table:style-name="ce62">
            <text:p><text:s text:c="3"/>5,576</text:p>
          </table:table-cell>
          <table:table-cell office:value-type="float" office:value="134.19999999999999" table:style-name="ce63">
            <text:p>134.20</text:p>
          </table:table-cell>
          <table:table-cell office:value-type="float" office:value="453.44" table:style-name="ce63">
            <text:p>453.44</text:p>
          </table:table-cell>
          <table:table-cell office:value-type="float" office:value="4.01" table:style-name="ce64">
            <text:p>4.01</text:p>
          </table:table-cell>
          <table:table-cell table:style-name="ce87"/>
          <table:table-cell table:style-name="ce115"/>
          <table:table-cell table:style-name="ce107"/>
          <table:table-cell table:style-name="ce116"/>
          <table:table-cell table:style-name="ce87"/>
          <table:table-cell table:number-columns-repeated="16367"/>
        </table:table-row>
        <table:table-row table:style-name="ro18">
          <table:table-cell office:value-type="string" table:style-name="ce117">
            <text:p>東沙群島</text:p>
          </table:table-cell>
          <table:table-cell office:value-type="float" office:value="2.38" table:style-name="ce103">
            <text:p>2.3800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table:style-name="ce87"/>
          <table:table-cell table:style-name="ce115"/>
          <table:table-cell table:style-name="ce107"/>
          <table:table-cell table:style-name="ce119"/>
          <table:table-cell table:style-name="ce87"/>
          <table:table-cell table:number-columns-repeated="16367"/>
        </table:table-row>
        <table:table-row table:style-name="ro11">
          <table:table-cell office:value-type="string" table:style-name="ce120">
            <text:p>南沙群島</text:p>
          </table:table-cell>
          <table:table-cell office:value-type="float" office:value="0.50449999999999995" table:style-name="ce121">
            <text:p>0.5045</text:p>
          </table:table-cell>
          <table:table-cell office:value-type="string" table:style-name="ce122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office:value-type="string" table:style-name="ce123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2">
            <text:p><text:span text:style-name="T3"><text:s/></text:span>說明：1.本表村里數及鄰數係指設有戶籍之戶籍登記資料，非行政區域資料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124"/>
          <table:table-cell table:style-name="ce79"/>
          <table:table-cell office:value-type="string" office:string-value="內政部戶政司 民國109年3月9日編製" table:formula="of:=['新02性比例等-年月別'.L43]" table:style-name="ce125">
            <text:p>內政部戶政司 民國109年3月9日編製</text:p>
          </table:table-cell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4"/>其設籍人口列於高雄市統計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6">
          <table:table-cell office:value-type="string" table:style-name="ce82">
            <text:p><text:s text:c="12"/>3.104年12月南沙太平島交通基礎整建工程竣工，增加面積0.0149平方公里。</text:p>
          </table:table-cell>
          <table:table-cell table:style-name="ce83"/>
          <table:table-cell table:style-name="ce84"/>
          <table:table-cell table:number-columns-repeated="5" table:style-name="ce78"/>
          <table:table-cell table:style-name="ce17"/>
          <table:table-cell table:style-name="ce52"/>
          <table:table-cell table:style-name="ce57"/>
          <table:table-cell table:style-name="ce85"/>
          <table:table-cell table:style-name="ce86"/>
          <table:table-cell table:number-columns-repeated="16371" table:style-name="ce87"/>
        </table:table-row>
        <table:table-row table:style-name="ro11">
          <table:table-cell table:style-name="ce82"/>
          <table:table-cell table:number-columns-repeated="2" table:style-name="ce89"/>
          <table:table-cell table:number-columns-repeated="16381" table:style-name="ce17"/>
        </table:table-row>
        <table:table-row table:style-name="ro11">
          <table:table-cell table:style-name="ce88"/>
          <table:table-cell table:number-columns-repeated="2" table:style-name="ce89"/>
          <table:table-cell table:number-columns-repeated="16381" table:style-name="ce17"/>
        </table:table-row>
        <table:table-row table:number-rows-repeated="2" table:style-name="ro19">
          <table:table-cell table:style-name="ce82"/>
          <table:table-cell table:number-columns-repeated="2" table:style-name="ce89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【套印】各月(03以外).xlsx'#新02性比例等-年月別" table:style-name="ta3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3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3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3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3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3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3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3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3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3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3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3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3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3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3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3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44:08Z</meta:creation-date>
    <dc:date>2020-03-09T01:45:16Z</dc:date>
  </office:meta>
</office:document-meta>
</file>